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714d7" officeooo:paragraph-rsid="000714d7"/>
    </style:style>
    <style:style style:name="P2" style:family="paragraph" style:parent-style-name="Standard">
      <style:text-properties fo:font-weight="bold" officeooo:rsid="000714d7" officeooo:paragraph-rsid="000714d7" style:font-weight-asian="bold" style:font-weight-complex="bold"/>
    </style:style>
    <style:style style:name="P3" style:family="paragraph" style:parent-style-name="Standard">
      <style:text-properties fo:font-style="normal" officeooo:rsid="0007cd10" officeooo:paragraph-rsid="0007cd10" style:font-style-asian="normal" style:font-style-complex="normal"/>
    </style:style>
    <style:style style:name="P4" style:family="paragraph" style:parent-style-name="Standard">
      <style:text-properties fo:font-style="normal" fo:font-weight="bold" officeooo:rsid="0007cd10" officeooo:paragraph-rsid="0007cd10" style:font-style-asian="normal" style:font-weight-asian="bold" style:font-style-complex="normal" style:font-weight-complex="bold"/>
    </style:style>
    <style:style style:name="P5" style:family="paragraph" style:parent-style-name="Standard">
      <style:text-properties fo:font-style="normal" fo:font-weight="normal" officeooo:rsid="0007cd10" officeooo:paragraph-rsid="0007cd10" style:font-style-asian="normal" style:font-weight-asian="normal" style:font-style-complex="normal" style:font-weight-complex="normal"/>
    </style:style>
    <style:style style:name="P6" style:family="paragraph" style:parent-style-name="Standard">
      <style:text-properties fo:font-style="normal" fo:font-weight="normal" officeooo:rsid="0007cd10" officeooo:paragraph-rsid="000922a4" style:font-style-asian="normal" style:font-weight-asian="normal" style:font-style-complex="normal" style:font-weight-complex="normal"/>
    </style:style>
    <style:style style:name="P7" style:family="paragraph" style:parent-style-name="Standard">
      <style:text-properties fo:font-style="normal" fo:font-weight="normal" officeooo:rsid="0007cd10" officeooo:paragraph-rsid="000bb4ff" style:font-style-asian="normal" style:font-weight-asian="normal" style:font-style-complex="normal" style:font-weight-complex="normal"/>
    </style:style>
    <style:style style:name="P8" style:family="paragraph" style:parent-style-name="Standard">
      <style:text-properties fo:font-style="normal" fo:font-weight="normal" officeooo:rsid="000a15cc" officeooo:paragraph-rsid="000a15cc" style:font-style-asian="normal" style:font-weight-asian="normal" style:font-style-complex="normal" style:font-weight-complex="normal"/>
    </style:style>
    <style:style style:name="P9" style:family="paragraph" style:parent-style-name="Standard">
      <style:text-properties fo:font-style="italic" officeooo:rsid="0007cd10" officeooo:paragraph-rsid="000714d7" style:font-style-asian="italic" style:font-style-complex="italic"/>
    </style:style>
    <style:style style:name="T1" style:family="text">
      <style:text-properties fo:font-style="italic" officeooo:rsid="00073cdd" style:font-style-asian="italic" style:font-style-complex="italic"/>
    </style:style>
    <style:style style:name="T2" style:family="text">
      <style:text-properties fo:font-style="italic" officeooo:rsid="0007cd10" style:font-style-asian="italic" style:font-style-complex="italic"/>
    </style:style>
    <style:style style:name="T3" style:family="text">
      <style:text-properties fo:font-style="italic" officeooo:rsid="000cf400" style:font-style-asian="italic" style:font-style-complex="italic"/>
    </style:style>
    <style:style style:name="T4" style:family="text">
      <style:text-properties officeooo:rsid="00084490"/>
    </style:style>
    <style:style style:name="T5" style:family="text">
      <style:text-properties style:text-underline-style="none"/>
    </style:style>
    <style:style style:name="T6" style:family="text">
      <style:text-properties officeooo:rsid="000b7bb3"/>
    </style:style>
    <style:style style:name="T7" style:family="text">
      <style:text-properties officeooo:rsid="000bb4ff"/>
    </style:style>
    <style:style style:name="T8" style:family="text">
      <style:text-properties officeooo:rsid="000cc3fd"/>
    </style:style>
    <style:style style:name="T9" style:family="text">
      <style:text-properties officeooo:rsid="000cf4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text:span text:style-name="T5">HE CRANDON CAMPAIGN</text:span></text:p>
      <text:p text:style-name="P7">Starting with Mephisto 60 we are presenting our <text:span text:style-name="T7">c</text:span>ampaign <text:span text:style-name="T7">surrounding </text:span>Madame Crandon for Mansions of Madness in cooperation with Heidelberger Spieleverlag exclusively to our readers. </text:p>
      <text:p text:style-name="P6">The campaign will cover several issues of Mephisto and the outcome of one part will always have an impact on your next <text:span text:style-name="T7">campaign scenario</text:span>.</text:p>
      <text:p text:style-name="P8">As a prelude to The Crandon Campaign the scenario „Séance“ was played in Mephisto 60. Depending o<text:span text:style-name="T6">n</text:span> whether the <text:span text:style-name="T6">investigators</text:span> won or lost th<text:span text:style-name="T8">at</text:span> <text:span text:style-name="T6">last </text:span>scenario, they will either have an advantage or disadvantage in the following <text:span text:style-name="T6">scenario</text:span>.</text:p>
      <text:p text:style-name="P5">In order to play the Crandon campaign, the basic game of Mansions of Madness is required. All special cards needed for the respective scenarios can be found here on the following pages. <text:span text:style-name="T6">[...]</text:span></text:p>
      <text:p text:style-name="P2"/>
      <text:p text:style-name="P2">Starting Options</text:p>
      <text:p text:style-name="P1"/>
      <text:p text:style-name="P2">How did the previous scenario end?</text:p>
      <text:p text:style-name="P1">Madam Crandon was defeated:</text:p>
      <text:p text:style-name="P1">- The investigators are allowed to take the cru<text:span text:style-name="T9">c</text:span>ifix with them to the second scenario.</text:p>
      <text:p text:style-name="P1"><text:span text:style-name="T1">As you open your eyes, a faint ray of light comes shining from the crypt</text:span><text:span text:style-name="T3"> through the </text:span><text:span text:style-name="T1">secret passage. </text:span><text:span text:style-name="T3">Completely exhausted y</text:span><text:span text:style-name="T1">ou must have fallen asleep. Your limbs feel numb as you try to move slowly. From the corner of your eyes you see a shimmer in the twilight. Feeling surprised, you start crawling towards it on your knees. You have to sweep away some dust until you see a silver cru</text:span><text:span text:style-name="T3">c</text:span><text:span text:style-name="T1">ifix lying </text:span><text:span text:style-name="T2">in the dirt. Someone must have lost it – </text:span><text:span text:style-name="T3">luckily</text:span><text:span text:style-name="T2"> you </text:span><text:span text:style-name="T3">have</text:span><text:span text:style-name="T2"> recovered it! You tuck it away in your pocket.</text:span></text:p>
      <text:p text:style-name="P9"/>
      <text:p text:style-name="P3">One or more investigators were defeated:</text:p>
      <text:p text:style-name="P3">- these investigators cannot participate in the game any more</text:p>
      <text:p text:style-name="P3">- for every defeated investigator and every investigator transformed into a vampire the Keeper gains a <text:span text:style-name="T4">Mania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1T12:40:42.643659031</meta:creation-date>
    <dc:date>2019-07-15T15:44:32.905645686</dc:date>
    <meta:editing-duration>PT27M59S</meta:editing-duration>
    <meta:editing-cycles>10</meta:editing-cycles>
    <meta:generator>LibreOffice/6.2.4.2$Linux_X86_64 LibreOffice_project/20$Build-2</meta:generator>
    <meta:document-statistic meta:table-count="0" meta:image-count="0" meta:object-count="0" meta:page-count="1" meta:paragraph-count="13" meta:word-count="276" meta:character-count="1639" meta:non-whitespace-character-count="1374"/>
  </office:meta>
</office:document-meta>
</file>